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/>
  </office:font-face-decls>
  <office:automatic-styles>
    <style:style style:name="Table2" style:family="table">
      <style:table-properties style:width="17.602cm" fo:margin-left="0cm" table:align="left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9.603cm"/>
    </style:style>
    <style:style style:name="Table2.A1" style:family="table-cell">
      <style:table-cell-properties style:writing-mode="page"/>
    </style:style>
    <style:style style:name="Table2.B1" style:family="table-cell">
      <style:table-cell-properties style:vertical-align="middle" style:writing-mode="page"/>
    </style:style>
    <style:style style:name="Table2.2" style:family="table-row">
      <style:table-row-properties style:min-row-height="1.838cm"/>
    </style:style>
    <style:style style:name="product_5f_sale" style:display-name="product_sale" style:family="table">
      <style:table-properties style:width="17.605cm" fo:margin-left="0.018cm" table:align="left"/>
    </style:style>
    <style:style style:name="product_5f_sale.A" style:display-name="product_sale.A" style:family="table-column">
      <style:table-column-properties style:column-width="2.491cm"/>
    </style:style>
    <style:style style:name="product_5f_sale.B" style:display-name="product_sale.B" style:family="table-column">
      <style:table-column-properties style:column-width="2.515cm"/>
    </style:style>
    <style:style style:name="product_5f_sale.C" style:display-name="product_sale.C" style:family="table-column">
      <style:table-column-properties style:column-width="5.602cm"/>
    </style:style>
    <style:style style:name="product_5f_sale.D" style:display-name="product_sale.D" style:family="table-column">
      <style:table-column-properties style:column-width="1.595cm"/>
    </style:style>
    <style:style style:name="product_5f_sale.E" style:display-name="product_sale.E" style:family="table-column">
      <style:table-column-properties style:column-width="1.991cm"/>
    </style:style>
    <style:style style:name="product_5f_sale.F" style:display-name="product_sale.F" style:family="table-column">
      <style:table-column-properties style:column-width="1.819cm"/>
    </style:style>
    <style:style style:name="product_5f_sale.G" style:display-name="product_sale.G" style:family="table-column">
      <style:table-column-properties style:column-width="1.593cm"/>
    </style:style>
    <style:style style:name="product_5f_sale.A1" style:display-name="product_sale.A1" style:family="table-cell">
      <style:table-cell-properties style:vertical-align="middle" style:writing-mode="page"/>
    </style:style>
    <style:style style:name="product_5f_sale.2" style:display-name="product_sale.2" style:family="table-row">
      <style:table-row-properties style:min-row-height="2.143cm"/>
    </style:style>
    <style:style style:name="product_5f_sale.A2" style:display-name="product_sale.A2" style:family="table-cell">
      <style:table-cell-properties style:writing-mode="page"/>
    </style:style>
    <style:style style:name="product_5f_sale.B2" style:display-name="product_sale.B2" style:family="table-cell">
      <style:table-cell-properties style:writing-mode="page"/>
    </style:style>
    <style:style style:name="product_5f_sale.C2" style:display-name="product_sale.C2" style:family="table-cell">
      <style:table-cell-properties style:writing-mode="page"/>
    </style:style>
    <style:style style:name="product_5f_sale.D2" style:display-name="product_sale.D2" style:family="table-cell">
      <style:table-cell-properties style:writing-mode="page"/>
    </style:style>
    <style:style style:name="product_5f_sale.E2" style:display-name="product_sale.E2" style:family="table-cell">
      <style:table-cell-properties style:writing-mode="page"/>
    </style:style>
    <style:style style:name="product_5f_sale.F2" style:display-name="product_sale.F2" style:family="table-cell">
      <style:table-cell-properties style:writing-mode="page"/>
    </style:style>
    <style:style style:name="product_5f_sale.G2" style:display-name="product_sale.G2" style:family="table-cell">
      <style:table-cell-properties style:writing-mode="page"/>
    </style:style>
    <style:style style:name="product_5f_sale.3" style:display-name="product_sale.3" style:family="table-row">
      <style:table-row-properties style:min-row-height="2.316cm"/>
    </style:style>
    <style:style style:name="product_5f_sale.4" style:display-name="product_sale.4" style:family="table-row">
      <style:table-row-properties style:min-row-height="2.988cm"/>
    </style:style>
    <style:style style:name="product_5f_sale.A4" style:display-name="product_sale.A4" style:family="table-cell">
      <style:table-cell-properties style:writing-mode="page"/>
    </style:style>
    <style:style style:name="product_5f_sale.B4" style:display-name="product_sale.B4" style:family="table-cell">
      <style:table-cell-properties style:writing-mode="page"/>
    </style:style>
    <style:style style:name="product_5f_sale.C4" style:display-name="product_sale.C4" style:family="table-cell">
      <style:table-cell-properties style:writing-mode="page"/>
    </style:style>
    <style:style style:name="product_5f_sale.D4" style:display-name="product_sale.D4" style:family="table-cell">
      <style:table-cell-properties style:writing-mode="page"/>
    </style:style>
    <style:style style:name="product_5f_sale.E4" style:display-name="product_sale.E4" style:family="table-cell">
      <style:table-cell-properties style:writing-mode="page"/>
    </style:style>
    <style:style style:name="product_5f_sale.F4" style:display-name="product_sale.F4" style:family="table-cell">
      <style:table-cell-properties style:writing-mode="page"/>
    </style:style>
    <style:style style:name="product_5f_sale.G4" style:display-name="product_sale.G4" style:family="table-cell">
      <style:table-cell-properties style:writing-mode="page"/>
    </style:style>
    <style:style style:name="Tax" style:family="table">
      <style:table-properties style:width="9.844cm" fo:margin-left="7.736cm" table:align="left"/>
    </style:style>
    <style:style style:name="Tax.A" style:family="table-column">
      <style:table-column-properties style:column-width="6.5cm"/>
    </style:style>
    <style:style style:name="Tax.B" style:family="table-column">
      <style:table-column-properties style:column-width="3.344cm"/>
    </style:style>
    <style:style style:name="Tax.A1" style:family="table-cell">
      <style:table-cell-properties style:writing-mode="page"/>
    </style:style>
    <style:style style:name="P1" style:family="paragraph" style:parent-style-name="Text_20_body">
      <style:text-properties officeooo:paragraph-rsid="00123c85"/>
    </style:style>
    <style:style style:name="P2" style:family="paragraph" style:parent-style-name="Table_20_Contents">
      <style:text-properties fo:font-size="12pt" officeooo:paragraph-rsid="003628d4" style:font-size-asian="12pt" style:font-size-complex="12pt"/>
    </style:style>
    <style:style style:name="P3" style:family="paragraph" style:parent-style-name="Text_20_body">
      <style:text-properties fo:font-size="12pt" officeooo:paragraph-rsid="0034d5ab" style:font-size-asian="12pt" style:font-size-complex="12p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text-properties fo:color="#ff860d" loext:opacity="100%" style:font-name="Arial" fo:font-weight="bold" officeooo:rsid="0040d258" officeooo:paragraph-rsid="004ba986" style:font-weight-asian="bold" style:font-weight-complex="bold"/>
    </style:style>
    <style:style style:name="P6" style:family="paragraph" style:parent-style-name="Standard">
      <style:text-properties fo:color="#000000" loext:opacity="100%" style:font-name="Arial" fo:font-weight="normal" officeooo:rsid="0040d258" officeooo:paragraph-rsid="004ba986" style:font-weight-asian="normal" style:font-weight-complex="normal"/>
    </style:style>
    <style:style style:name="P7" style:family="paragraph" style:parent-style-name="Standard">
      <style:text-properties fo:color="#000000" loext:opacity="100%" style:font-name="Arial" officeooo:paragraph-rsid="0040d258"/>
    </style:style>
    <style:style style:name="P8" style:family="paragraph" style:parent-style-name="Standard">
      <style:text-properties fo:color="#000000" loext:opacity="100%" style:font-name="Arial" officeooo:rsid="005a3068" officeooo:paragraph-rsid="0040d258"/>
    </style:style>
    <style:style style:name="P9" style:family="paragraph" style:parent-style-name="Standard">
      <style:text-properties style:font-name="Arial"/>
    </style:style>
    <style:style style:name="P10" style:family="paragraph" style:parent-style-name="Table_20_Contents">
      <style:text-properties style:font-name="Arial" fo:font-weight="bold" officeooo:rsid="004d0998" officeooo:paragraph-rsid="004d0998" style:font-weight-asian="bold" style:font-weight-complex="bold"/>
    </style:style>
    <style:style style:name="P11" style:family="paragraph" style:parent-style-name="Table_20_Contents">
      <style:text-properties style:font-name="Arial" fo:font-weight="bold" officeooo:rsid="004db02e" officeooo:paragraph-rsid="004db02e" style:font-weight-asian="bold" style:font-weight-complex="bold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style:font-name="Arial" officeooo:rsid="005d98eb" officeooo:paragraph-rsid="005d98eb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c062e" officeooo:paragraph-rsid="005c062e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.5pt" fo:font-weight="bold" officeooo:rsid="005c062e" officeooo:paragraph-rsid="005c062e" style:font-size-asian="9.14999961853027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/>
    </style:style>
    <style:style style:name="P18" style:family="paragraph" style:parent-style-name="Standard">
      <style:text-properties fo:color="#000000" loext:opacity="100%" style:font-name="Arial" officeooo:paragraph-rsid="0040d258"/>
    </style:style>
    <style:style style:name="P19" style:family="paragraph" style:parent-style-name="Standard">
      <style:text-properties fo:color="#000000" loext:opacity="100%" style:font-name="Arial" officeooo:paragraph-rsid="0075c07a"/>
    </style:style>
    <style:style style:name="P20" style:family="paragraph" style:parent-style-name="Standard">
      <style:text-properties style:font-name="Arial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able_20_Contents">
      <style:text-properties style:font-name="Arial" fo:font-weight="bold" officeooo:rsid="0075c07a" officeooo:paragraph-rsid="0075c07a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75c07a" style:font-weight-asian="bold" style:font-weight-complex="bold"/>
    </style:style>
    <style:style style:name="P24" style:family="paragraph" style:parent-style-name="Table_20_Contents">
      <style:text-properties style:font-name="Arial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paragraph-rsid="008065e2"/>
    </style:style>
    <style:style style:name="P26" style:family="paragraph" style:parent-style-name="Table_20_Contents">
      <style:text-properties style:font-name="Arial" officeooo:paragraph-rsid="007e0dcc"/>
    </style:style>
    <style:style style:name="P27" style:family="paragraph" style:parent-style-name="Table_20_Contents">
      <style:text-properties style:font-name="Arial" officeooo:rsid="007ff37d" officeooo:paragraph-rsid="007ff37d"/>
    </style:style>
    <style:style style:name="T1" style:family="text">
      <style:text-properties style:font-name="Webdings" officeooo:rsid="001e7bab" style:font-name-asian="Webdings" style:font-name-complex="Webdings"/>
    </style:style>
    <style:style style:name="T2" style:family="text">
      <style:text-properties style:font-name="Webdings" officeooo:rsid="0022a4a6" style:font-name-asian="Webdings" style:font-name-complex="Webdings"/>
    </style:style>
    <style:style style:name="T3" style:family="text">
      <style:text-properties style:font-name="Webdings" fo:font-size="8pt" officeooo:rsid="003628d4" style:font-name-asian="Webdings" style:font-size-asian="8pt" style:font-name-complex="Webdings" style:font-size-complex="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e7541" style:font-weight-asian="normal" style:font-weight-complex="normal"/>
    </style:style>
    <style:style style:name="T6" style:family="text">
      <style:text-properties fo:font-weight="normal" officeooo:rsid="006f3ee6" style:font-weight-asian="normal" style:font-weight-complex="normal"/>
    </style:style>
    <style:style style:name="T7" style:family="text">
      <style:text-properties officeooo:rsid="00592c92"/>
    </style:style>
    <style:style style:name="T8" style:family="text">
      <style:text-properties officeooo:rsid="006e28c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e28c5" style:font-weight-asian="bold" style:font-weight-complex="bold"/>
    </style:style>
    <style:style style:name="T11" style:family="text">
      <style:text-properties fo:font-weight="bold" officeooo:rsid="006e7541" style:font-weight-asian="bold" style:font-weight-complex="bold"/>
    </style:style>
    <style:style style:name="T12" style:family="text">
      <style:text-properties fo:font-weight="bold" officeooo:rsid="006f3ee6" style:font-weight-asian="bold" style:font-weight-complex="bold"/>
    </style:style>
    <style:style style:name="T13" style:family="text">
      <style:text-properties officeooo:rsid="0073a613"/>
    </style:style>
    <style:style style:name="fr1" style:family="graphic" style:parent-style-name="Frame">
      <style:graphic-properties style:vertical-pos="from-top" style:vertical-rel="paragraph" style:horizontal-pos="from-left" style:horizontal-rel="paragraph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none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hone" text:name="py3o.objects.company_id.phone"/>
        <text:user-field-decl office:value-type="string" office:string-value="address" text:name="py3o.objects.company_id.street"/>
        <text:user-field-decl office:value-type="string" office:string-value="website" text:name="py3o.objects.company_id.website"/>
        <text:user-field-decl office:value-type="string" office:string-value="partner_shipping_id" text:name="py3o.o.partner_shipping_id.contact_address_complete"/>
        <text:user-field-decl office:value-type="string" office:string-value="name" text:name="py3o.o.name"/>
        <text:user-field-decl office:value-type="string" office:string-value="partner_email" text:name="py3o.o.partner_shipping_id.email"/>
        <text:user-field-decl office:value-type="string" office:string-value="saleperson" text:name="py3o.o.user_id.name"/>
        <text:user-field-decl office:value-type="string" office:string-value="line_name" text:name="py3o.line.name"/>
        <text:user-field-decl office:value-type="string" office:string-value="qty" text:name="py3o.line.produc_uom_qty"/>
        <text:user-field-decl office:value-type="string" office:string-value="price" text:name="py3o.line.price_unit"/>
        <text:user-field-decl office:value-type="string" office:string-value="price_total" text:name="py3o.line.price_total"/>
        <text:user-field-decl office:value-type="string" office:string-value="qty" text:name="py3o.line.product_uom_qty"/>
        <text:user-field-decl office:value-type="string" office:string-value="payment_term" text:name="py3o.o.payment_term_id.name"/>
        <text:user-field-decl office:value-type="string" office:string-value="amount_untaxed" text:name="py3o.o.amount_untaxed"/>
        <text:user-field-decl office:value-type="string" office:string-value="amount_tax" text:name="py3o.o.amount_tax"/>
        <text:user-field-decl office:value-type="string" office:string-value="amount_total" text:name="py3o.o.amount_total"/>
      </text:user-field-decls>
      <text:p text:style-name="P9"><text:text-input text:description="py3o://for=&quot;o in objects&quot;">for="o in objects"</text:text-input><text:s/></text:p>
      <text:p text:style-name="P9"><text:text-input text:description="py3o://with=&quot;lang=o.partner_id.lang or 'en_US'&quot;">with="lang=o.partner_id.lang or 'en_US'"</text:text-input></text:p>
      <text:p text:style-name="P9"/>
      <table:table table:name="Table2" table:style-name="Table2">
        <table:table-column table:style-name="Table2.A"/>
        <table:table-column table:style-name="Table2.B"/>
        <table:table-row table:style-name="TableLine563204416">
          <table:table-cell table:style-name="Table2.A1" table:number-rows-spanned="2" office:value-type="string">
            <text:p text:style-name="P5">Invoice To:</text:p>
            <text:p text:style-name="P6"><text:user-field-get text:name="py3o.o.partner_shipping_id.contact_address_complete">partner_shipping_id</text:user-field-get></text:p>
            <text:p text:style-name="P6"/>
            <text:p text:style-name="P12"><text:user-field-get text:name="py3o.o.partner_shipping_id.email">partner_email</text:user-field-get></text:p>
          </table:table-cell>
          <table:table-cell table:style-name="Table2.B1" office:value-type="string">
            <text:p text:style-name="P13"><text:user-field-get text:name="py3o.o.name">name</text:user-field-get></text:p>
          </table:table-cell>
        </table:table-row>
        <table:table-row table:style-name="Table2.2">
          <table:covered-table-cell table:style-name="Table2.A1"/>
          <table:table-cell table:style-name="Table2.A1" office:value-type="string">
            <text:p text:style-name="P10"/>
            <text:p text:style-name="P10">Quotation date: <text:s/><text:span text:style-name="T4"><text:text-input text:description="py3o://function=&quot;o_format_date(o.date_order, lang_code=lang)&quot;">date_order</text:text-input></text:span></text:p>
            <text:p text:style-name="P11">Saleperson: <text:s text:c="7"/><text:span text:style-name="T4"><text:user-field-get text:name="py3o.o.user_id.name">saleperson</text:user-field-get></text:span></text:p>
          </table:table-cell>
        </table:table-row>
      </table:table>
      <text:p text:style-name="P7"/>
      <text:p text:style-name="P7">________________<text:span text:style-name="T7">__________________________________________________________</text:span></text:p>
      <text:p text:style-name="P8"><text:text-input text:description="py3o://with=&quot;index=1&quot;">with="index = 1"</text:text-input></text:p>
      <table:table table:name="product_sale" table:style-name="product_5f_sale">
        <table:table-column table:style-name="product_5f_sale.A"/>
        <table:table-column table:style-name="product_5f_sale.B"/>
        <table:table-column table:style-name="product_5f_sale.C"/>
        <table:table-column table:style-name="product_5f_sale.D"/>
        <table:table-column table:style-name="product_5f_sale.E"/>
        <table:table-column table:style-name="product_5f_sale.F"/>
        <table:table-column table:style-name="product_5f_sale.G"/>
        <table:table-header-rows>
          <table:table-row table:style-name="TableLine829200144">
            <table:table-cell table:style-name="product_5f_sale.A1" office:value-type="string">
              <text:p text:style-name="P15">Item</text:p>
            </table:table-cell>
            <table:table-cell table:style-name="product_5f_sale.A1" office:value-type="string">
              <text:p text:style-name="P15">Image</text:p>
            </table:table-cell>
            <table:table-cell table:style-name="product_5f_sale.A1" office:value-type="string">
              <text:p text:style-name="P15">Description</text:p>
            </table:table-cell>
            <table:table-cell table:style-name="product_5f_sale.A1" office:value-type="string">
              <text:p text:style-name="P15">Quantity</text:p>
            </table:table-cell>
            <table:table-cell table:style-name="product_5f_sale.A1" office:value-type="string">
              <text:p text:style-name="P15">Unit Price</text:p>
            </table:table-cell>
            <table:table-cell table:style-name="product_5f_sale.A1" office:value-type="string">
              <text:p text:style-name="P15">Taxes</text:p>
            </table:table-cell>
            <table:table-cell table:style-name="product_5f_sale.A1" office:value-type="string">
              <text:p text:style-name="P16">Price</text:p>
            </table:table-cell>
          </table:table-row>
        </table:table-header-rows>
        <table:table-row table:style-name="product_5f_sale.2">
          <table:table-cell table:style-name="product_5f_sale.A4" office:value-type="string">
            <text:p text:style-name="P12"><text:text-input text:description="py3o://for=&quot;line in o.order_line&quot;">for="line in o.order_line"</text:text-input></text:p>
          </table:table-cell>
          <table:table-cell table:style-name="product_5f_sale.B2" office:value-type="string">
            <text:p text:style-name="P14"/>
            <text:p text:style-name="P14"/>
            <text:p text:style-name="P14"><text:s text:c="5"/></text:p>
          </table:table-cell>
          <table:table-cell table:style-name="product_5f_sale.C4" office:value-type="string">
            <text:p text:style-name="P12"/>
          </table:table-cell>
          <table:table-cell table:style-name="product_5f_sale.D2" office:value-type="string">
            <text:p text:style-name="P12"/>
          </table:table-cell>
          <table:table-cell table:style-name="product_5f_sale.E4" office:value-type="string">
            <text:p text:style-name="P12"/>
          </table:table-cell>
          <table:table-cell table:style-name="product_5f_sale.F2" office:value-type="string">
            <text:p text:style-name="P12"/>
          </table:table-cell>
          <table:table-cell table:style-name="product_5f_sale.G2" office:value-type="string">
            <text:p text:style-name="P12"/>
          </table:table-cell>
        </table:table-row>
        <table:table-row table:style-name="product_5f_sale.3">
          <table:table-cell table:style-name="product_5f_sale.A1" office:value-type="string">
            <text:p text:style-name="P25"/>
          </table:table-cell>
          <table:table-cell table:style-name="product_5f_sale.A1" office:value-type="string">
            <text:p text:style-name="P17"><draw:frame draw:style-name="fr1" draw:name="py3o.image(line.product_id.image_256, 'png', height='2cm',width='2.5cm', isb64=True)" text:anchor-type="paragraph" svg:x="0.259cm" svg:y="0.289cm" svg:width="1.921cm" draw:z-index="1"><draw:text-box fo:min-height="1.73cm"><text:p text:style-name="P4"/></draw:text-box></draw:frame></text:p>
            <text:p text:style-name="P17"/>
          </table:table-cell>
          <table:table-cell table:style-name="product_5f_sale.A1" office:value-type="string">
            <text:p text:style-name="P17"><text:user-field-get text:name="py3o.line.name">line_name</text:user-field-get></text:p>
          </table:table-cell>
          <table:table-cell table:style-name="product_5f_sale.A1" office:value-type="string">
            <text:p text:style-name="P17"><text:user-field-get text:name="py3o.line.product_uom_qty">qty</text:user-field-get></text:p>
          </table:table-cell>
          <table:table-cell table:style-name="product_5f_sale.A1" office:value-type="string">
            <text:p text:style-name="P17"><text:user-field-get text:name="py3o.line.price_unit">price</text:user-field-get></text:p>
          </table:table-cell>
          <table:table-cell table:style-name="product_5f_sale.A1" office:value-type="string">
            <text:p text:style-name="P17"/>
          </table:table-cell>
          <table:table-cell table:style-name="product_5f_sale.A1" office:value-type="string">
            <text:p text:style-name="P17"><text:user-field-get text:name="py3o.line.price_total">price_total</text:user-field-get></text:p>
          </table:table-cell>
        </table:table-row>
        <table:table-row table:style-name="product_5f_sale.4">
          <table:table-cell table:style-name="product_5f_sale.A4" office:value-type="string">
            <text:p text:style-name="P26"><text:text-input text:description="py3o:///for">/for</text:text-input></text:p>
            <text:p text:style-name="P27"><text:text-input text:description="py3o:///with">/with</text:text-input></text:p>
          </table:table-cell>
          <table:table-cell table:style-name="product_5f_sale.B4" office:value-type="string">
            <text:p text:style-name="P26"/>
          </table:table-cell>
          <table:table-cell table:style-name="product_5f_sale.C4" office:value-type="string">
            <text:p text:style-name="P12"/>
          </table:table-cell>
          <table:table-cell table:style-name="product_5f_sale.D4" office:value-type="string">
            <text:p text:style-name="P12"/>
          </table:table-cell>
          <table:table-cell table:style-name="product_5f_sale.E4" office:value-type="string">
            <text:p text:style-name="P12"/>
          </table:table-cell>
          <table:table-cell table:style-name="product_5f_sale.F4" office:value-type="string">
            <text:p text:style-name="P12"/>
          </table:table-cell>
          <table:table-cell table:style-name="product_5f_sale.G4" office:value-type="string">
            <text:p text:style-name="P12"/>
          </table:table-cell>
        </table:table-row>
      </table:table>
      <text:p text:style-name="P8"/>
      <text:p text:style-name="P8"><text:text-input text:description="py3o://if=&quot;o.payment_term_id&quot;">if="o.payment_term_id"</text:text-input><text:tab/><text:tab/><text:tab/></text:p>
      <text:p text:style-name="P8"><text:span text:style-name="T10">Payment term:</text:span><text:span text:style-name="T8"> </text:span><text:user-field-get text:name="py3o.o.payment_term_id.name">payment_term</text:user-field-get><text:tab/><text:tab/><text:tab/></text:p>
      <text:p text:style-name="P8"><text:text-input text:description="py3o:///if">/if</text:text-input><text:tab/><text:tab/><text:tab/><text:tab/><text:tab/></text:p>
      <text:p text:style-name="P7"/>
      <text:p text:style-name="P7"><text:tab/><text:tab/><text:tab/><text:tab/><text:tab/><text:tab/></text:p>
      <table:table table:name="Tax" table:style-name="Tax">
        <table:table-column table:style-name="Tax.A"/>
        <table:table-column table:style-name="Tax.B"/>
        <table:table-row table:style-name="TableLine613934504">
          <table:table-cell table:style-name="Tax.A1" office:value-type="string">
            <text:p text:style-name="P22">Total Without Taxes</text:p>
          </table:table-cell>
          <table:table-cell table:style-name="Tax.A1" office:value-type="string">
            <text:p text:style-name="P12"><text:user-field-get text:name="py3o.o.amount_untaxed">amount_untaxed</text:user-field-get></text:p>
          </table:table-cell>
        </table:table-row>
        <table:table-row table:style-name="TableLine613934504">
          <table:table-cell table:style-name="Tax.A1" office:value-type="string">
            <text:p text:style-name="P23">Taxes</text:p>
          </table:table-cell>
          <table:table-cell table:style-name="Tax.A1" office:value-type="string">
            <text:p text:style-name="P12"><text:user-field-get text:name="py3o.o.amount_tax">amount_tax</text:user-field-get></text:p>
          </table:table-cell>
        </table:table-row>
        <table:table-row table:style-name="TableLine613934504">
          <table:table-cell table:style-name="Tax.A1" office:value-type="string">
            <text:p text:style-name="P22">Total</text:p>
          </table:table-cell>
          <table:table-cell table:style-name="Tax.A1" office:value-type="string">
            <text:p text:style-name="P24"><text:user-field-get text:name="py3o.o.amount_total">amount_total</text:user-field-get></text:p>
          </table:table-cell>
        </table:table-row>
      </table:table>
      <text:p text:style-name="P7"/>
      <text:p text:style-name="P19"><text:span text:style-name="T13"><text:tab/><text:tab/><text:tab/><text:tab/><text:tab/><text:tab/><text:tab/></text:span></text:p>
      <text:p text:style-name="P19"><text:span text:style-name="T13"><text:tab/><text:tab/><text:tab/><text:tab/><text:tab/><text:tab/><text:tab/><text:tab/><text:tab/></text:span></text:p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602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1.809cm"/>
    </style:style>
    <style:style style:name="Table1.B" style:family="table-column">
      <style:table-column-properties style:column-width="5.793cm"/>
    </style:style>
    <style:style style:name="Table1.1" style:family="table-row">
      <style:table-row-properties style:min-row-height="2.207cm" fo:background-color="transparent">
        <style:background-image/>
      </style:table-row-properties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fo:padding="0.097cm" fo:border="none" style:writing-mode="page"/>
    </style:style>
    <style:style style:name="MP1" style:family="paragraph" style:parent-style-name="Text_20_body">
      <style:text-properties officeooo:paragraph-rsid="00123c85"/>
    </style:style>
    <style:style style:name="MP2" style:family="paragraph" style:parent-style-name="Table_20_Contents">
      <style:text-properties fo:font-size="12pt" officeooo:paragraph-rsid="003628d4" style:font-size-asian="12pt" style:font-size-complex="12pt"/>
    </style:style>
    <style:style style:name="MP3" style:family="paragraph" style:parent-style-name="Text_20_body">
      <style:text-properties fo:font-size="12pt" officeooo:paragraph-rsid="0034d5ab" style:font-size-asian="12pt" style:font-size-complex="12pt"/>
    </style:style>
    <style:style style:name="MT1" style:family="text">
      <style:text-properties style:font-name="Webdings" officeooo:rsid="001e7bab" style:font-name-asian="Webdings" style:font-name-complex="Webdings"/>
    </style:style>
    <style:style style:name="MT2" style:family="text">
      <style:text-properties style:font-name="Webdings" officeooo:rsid="0022a4a6" style:font-name-asian="Webdings" style:font-name-complex="Webdings"/>
    </style:style>
    <style:style style:name="MT3" style:family="text">
      <style:text-properties style:font-name="Webdings" fo:font-size="8pt" officeooo:rsid="003628d4" style:font-name-asian="Webdings" style:font-size-asian="8pt" style:font-name-complex="Webdings" style:font-size-complex="8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15cm" fo:border="none" draw:wrap-influence-on-position="once-concurrent" loext:allow-overlap="true"/>
    </style:style>
    <style:page-layout style:name="Mpm1">
      <style:page-layout-properties fo:page-width="21.59cm" fo:page-height="29.7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hone" text:name="py3o.objects.company_id.phone"/>
          <text:user-field-decl office:value-type="string" office:string-value="address" text:name="py3o.objects.company_id.street"/>
          <text:user-field-decl office:value-type="string" office:string-value="website" text:name="py3o.objects.company_id.website"/>
        </text:user-field-decls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py3o.image(b64decode(objects.company_id.logo), 'png',width='1.3cm',height='0.8cm')" text:anchor-type="paragraph" svg:x="0.212cm" svg:y="0.182cm" svg:width="2cm" draw:z-index="0"><draw:text-box fo:min-height="0.499cm"><text:p text:style-name="Frame_20_contents"/></draw:text-box></draw:frame></text:p>
            </table:table-cell>
            <table:table-cell table:style-name="Table1.B1" office:value-type="string">
              <text:p text:style-name="MP2"><text:span text:style-name="MT1"></text:span> <text:user-field-get text:name="py3o.objects.company_id.street">address</text:user-field-get></text:p>
              <text:p text:style-name="MP2"/>
              <text:p text:style-name="MP3"><text:span text:style-name="MT2"></text:span><text:span text:style-name="MT1"> </text:span><text:user-field-get text:name="py3o.objects.company_id.phone">phone</text:user-field-get></text:p>
              <text:p text:style-name="MP3"><text:span text:style-name="MT3"></text:span> <text:user-field-get text:name="py3o.objects.company_id.website">website</text:user-field-get></text:p>
            </table:table-cell>
          </table:table-row>
        </table:table>
        <text:p text:style-name="MP1"><text:s text:c="34"/><text:tab/><text:tab/><text:tab/><text:tab/><text:tab/> <text:s text:c="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40M10S</meta:editing-duration>
    <meta:editing-cycles>103</meta:editing-cycles>
    <meta:generator>LibreOffice/7.2.0.4$Windows_x86 LibreOffice_project/9a9c6381e3f7a62afc1329bd359cc48accb6435b</meta:generator>
    <dc:date>2021-12-07T22:33:15.024000000</dc:date>
    <meta:document-statistic meta:table-count="4" meta:image-count="0" meta:object-count="0" meta:page-count="1" meta:paragraph-count="42" meta:word-count="77" meta:character-count="609" meta:non-whitespace-character-count="499"/>
  </office:meta>
</office:document-meta>
</file>